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5.973cm" fo:min-width="5.596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147cm" fo:min-width="0.77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544cm" fo:min-width="1.278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909cm" fo:min-width="2.92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893cm" fo:min-width="2.548cm"/>
    </style:style>
    <style:style style:name="gr6" style:family="graphic" style:parent-style-name="standard">
      <style:graphic-properties draw:fill-color="#111111" draw:textarea-horizontal-align="justify" draw:textarea-vertical-align="middle" draw:auto-grow-height="false" fo:min-height="0.766cm" fo:min-width="2.54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0.705cm" fo:min-width="0.00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2.671cm" fo:min-width="0.26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6.227cm" fo:min-width="4.961cm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 fo:min-height="4.449cm" fo:min-width="3.94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4.449cm" fo:min-width="3.945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3.052cm" fo:min-width="2.929cm"/>
    </style:style>
    <style:style style:name="gr13" style:family="graphic" style:parent-style-name="standard">
      <style:graphic-properties draw:textarea-horizontal-align="justify" draw:textarea-vertical-align="middle" draw:auto-grow-height="false" fo:min-height="1.546cm" fo:min-width="1.387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131cm" fo:min-width="1.786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objectwithoutfill">
      <style:graphic-properties svg:stroke-width="0.254cm" svg:stroke-color="#bf0041" draw:marker-start-width="0.584cm" draw:marker-end-width="0.584cm" draw:fill="solid" draw:fill-color="#c5000b" draw:textarea-vertical-align="middle" fo:padding-top="0.252cm" fo:padding-bottom="0.252cm" fo:padding-left="0.377cm" fo:padding-right="0.377cm"/>
    </style:style>
    <style:style style:name="gr19" style:family="graphic" style:parent-style-name="objectwithoutfill">
      <style:graphic-properties svg:stroke-width="0.254cm" svg:stroke-color="#000000" draw:marker-start-width="0.584cm" draw:marker-end-width="0.584cm" draw:fill="solid" draw:fill-color="#c5000b" draw:textarea-vertical-align="middle" fo:padding-top="0.252cm" fo:padding-bottom="0.252cm" fo:padding-left="0.377cm" fo:padding-right="0.377cm"/>
    </style:style>
    <style:style style:name="P1" style:family="paragraph">
      <loext:graphic-properties draw:fill-color="#666666"/>
      <style:paragraph-properties fo:text-align="center"/>
      <style:text-properties fo:background-color="#1c1c1c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579d1c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c5000b"/>
      <style:paragraph-properties fo:text-align="center"/>
    </style:style>
    <style:style style:name="P13" style:family="paragraph">
      <loext:graphic-properties draw:fill="solid" draw:fill-color="#c5000b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223cm" svg:x="23.606cm" svg:y="16.902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397cm" svg:x="23.606cm" svg:y="15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397cm" svg:x="25.13cm" svg:y="15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397cm" svg:x="26.908cm" svg:y="15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397cm" svg:x="28.432cm" svg:y="15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2.794cm" draw:transform="rotate (1.57987203890527) translate (15.097cm 7.62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2.794cm" draw:transform="rotate (1.57987203890527) translate (11.795cm 7.65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2.794cm" draw:transform="rotate (1.57987203890527) translate (11.668cm 13.1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2.794cm" draw:transform="rotate (1.57987203890527) translate (14.97cm 13.162cm)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3.429cm" svg:height="2.159cm" draw:transform="rotate (2.62951305105466) translate (5.276cm 5.324cm)">
            <text:p text:style-name="P10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3.048cm" svg:height="1.143cm" draw:transform="rotate (1.55613556107814) translate (5.4cm 8.515cm)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3.048cm" svg:height="1.016cm" svg:x="4.937cm" svg:y="11.9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20.955cm" svg:x="6.588cm" svg:y="1.3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2.921cm" svg:x="7.096cm" svg:y="5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461cm" svg:height="6.477cm" svg:x="26.527cm" svg:y="1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445cm" svg:height="4.699cm" svg:x="9.001cm" svg:y="17.3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445cm" svg:height="4.699cm" svg:x="18.018cm" svg:y="17.3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29cm" svg:height="3.302cm" svg:x="13.827cm" svg:y="17.3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667cm" svg:height="2.54cm" svg:x="14.208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286cm" svg:height="0.381cm" draw:transform="rotate (0.45256387504213) translate (3.032cm 7.842cm)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6.604cm" svg:height="0.962cm" svg:x="11.287cm" svg:y="4.737cm">
          <draw:text-box>
            <text:p>5V Switch Connector</text:p>
          </draw:text-box>
        </draw:frame>
        <draw:frame draw:style-name="gr15" draw:text-style-name="P11" draw:layer="layout" svg:width="6.731cm" svg:height="0.962cm" svg:x="11.287cm" svg:y="10.198cm">
          <draw:text-box>
            <text:p>12V Power Connector</text:p>
          </draw:text-box>
        </draw:frame>
        <draw:frame draw:style-name="gr16" draw:text-style-name="P11" draw:layer="layout" svg:width="3.937cm" svg:height="0.962cm" svg:x="1.254cm" svg:y="5.572cm">
          <draw:text-box>
            <text:p>5V Switch</text:p>
          </draw:text-box>
        </draw:frame>
        <draw:frame draw:style-name="gr15" draw:text-style-name="P11" draw:layer="layout" svg:width="4.064cm" svg:height="1.673cm" svg:x="1.889cm" svg:y="10.525cm">
          <draw:text-box>
            <text:p>12V Power Source</text:p>
          </draw:text-box>
        </draw:frame>
        <draw:frame draw:style-name="gr15" draw:text-style-name="P11" draw:layer="layout" svg:width="4.064cm" svg:height="0.962cm" svg:x="21.066cm" svg:y="1.689cm">
          <draw:text-box>
            <text:p>12V Battery</text:p>
          </draw:text-box>
        </draw:frame>
        <draw:frame draw:style-name="gr15" draw:text-style-name="P11" draw:layer="layout" svg:width="4.064cm" svg:height="0.962cm" svg:x="9.255cm" svg:y="17.891cm">
          <draw:text-box>
            <text:p>5V Raspi</text:p>
          </draw:text-box>
        </draw:frame>
        <draw:frame draw:style-name="gr15" draw:text-style-name="P11" draw:layer="layout" svg:width="4.064cm" svg:height="0.962cm" svg:x="14.335cm" svg:y="18.526cm">
          <draw:text-box>
            <text:p>5V Fan</text:p>
          </draw:text-box>
        </draw:frame>
        <draw:frame draw:style-name="gr15" draw:text-style-name="P11" draw:layer="layout" svg:width="4.064cm" svg:height="1.673cm" svg:x="18.28cm" svg:y="17.764cm">
          <draw:text-box>
            <text:p>5V Ethernet Switch</text:p>
          </draw:text-box>
        </draw:frame>
        <draw:frame draw:style-name="gr15" draw:text-style-name="P11" draw:layer="layout" svg:width="4.064cm" svg:height="1.673cm" svg:x="25.13cm" svg:y="19.796cm">
          <draw:text-box>
            <text:p>12V to 5V converter</text:p>
          </draw:text-box>
        </draw:frame>
        <draw:frame draw:style-name="gr17" draw:text-style-name="P11" draw:layer="layout" svg:width="1.905cm" svg:height="0.962cm" svg:x="28.305cm" svg:y="15.659cm">
          <draw:text-box>
            <text:p>12+ </text:p>
          </draw:text-box>
        </draw:frame>
        <draw:frame draw:style-name="gr17" draw:text-style-name="P11" draw:layer="layout" svg:width="1.905cm" svg:height="0.962cm" svg:x="26.781cm" svg:y="15.732cm">
          <draw:text-box>
            <text:p>G</text:p>
          </draw:text-box>
        </draw:frame>
        <draw:frame draw:style-name="gr17" draw:text-style-name="P11" draw:layer="layout" svg:width="1.905cm" svg:height="0.962cm" svg:x="25.13cm" svg:y="15.732cm">
          <draw:text-box>
            <text:p>5+ </text:p>
          </draw:text-box>
        </draw:frame>
        <draw:frame draw:style-name="gr17" draw:text-style-name="P11" draw:layer="layout" svg:width="1.905cm" svg:height="0.962cm" svg:x="23.606cm" svg:y="15.732cm">
          <draw:text-box>
            <text:p>G </text:p>
          </draw:text-box>
        </draw:frame>
        <draw:line draw:style-name="gr18" draw:text-style-name="P12" draw:layer="layout" svg:x1="7.858cm" svg:y1="7.223cm" svg:x2="11.795cm" svg:y2="7.223cm">
          <text:p/>
        </draw:line>
        <draw:line draw:style-name="gr18" draw:text-style-name="P12" draw:layer="layout" svg:x1="7.858cm" svg:y1="6.207cm" svg:x2="11.795cm" svg:y2="6.207cm">
          <text:p/>
        </draw:line>
        <draw:line draw:style-name="gr18" draw:text-style-name="P13" draw:layer="layout" svg:x1="17.891cm" svg:y1="6.334cm" svg:x2="25.384cm" svg:y2="6.334cm">
          <text:p/>
        </draw:line>
        <draw:line draw:style-name="gr18" draw:text-style-name="P13" draw:layer="layout" svg:x1="25.511cm" svg:y1="15.478cm" svg:x2="25.385cm" svg:y2="6.334cm">
          <text:p/>
        </draw:line>
        <draw:line draw:style-name="gr18" draw:text-style-name="P13" draw:layer="layout" svg:x1="17.891cm" svg:y1="7.096cm" svg:x2="22.082cm" svg:y2="7.096cm">
          <text:p/>
        </draw:line>
        <draw:line draw:style-name="gr18" draw:text-style-name="P13" draw:layer="layout" svg:x1="22.082cm" svg:y1="7.223cm" svg:x2="22.082cm" svg:y2="13.954cm">
          <text:p/>
        </draw:line>
        <draw:line draw:style-name="gr18" draw:text-style-name="P13" draw:layer="layout" svg:x1="9.763cm" svg:y1="13.954cm" svg:x2="22.082cm" svg:y2="13.954cm">
          <text:p/>
        </draw:line>
        <draw:line draw:style-name="gr18" draw:text-style-name="P13" draw:layer="layout" svg:x1="9.89cm" svg:y1="13.954cm" svg:x2="9.89cm" svg:y2="17.383cm">
          <text:p/>
        </draw:line>
        <draw:line draw:style-name="gr18" draw:text-style-name="P13" draw:layer="layout" svg:x1="14.462cm" svg:y1="13.954cm" svg:x2="14.462cm" svg:y2="17.383cm">
          <text:p/>
        </draw:line>
        <draw:line draw:style-name="gr18" draw:text-style-name="P13" draw:layer="layout" svg:x1="18.78cm" svg:y1="13.954cm" svg:x2="18.78cm" svg:y2="17.383cm">
          <text:p/>
        </draw:line>
        <draw:line draw:style-name="gr18" draw:text-style-name="P12" draw:layer="layout" svg:x1="7.758cm" svg:y1="12.276cm" svg:x2="11.695cm" svg:y2="12.276cm">
          <text:p/>
        </draw:line>
        <draw:line draw:style-name="gr19" draw:text-style-name="P12" draw:layer="layout" svg:x1="7.785cm" svg:y1="12.684cm" svg:x2="11.722cm" svg:y2="12.684cm">
          <text:p/>
        </draw:line>
        <draw:line draw:style-name="gr19" draw:text-style-name="P12" draw:layer="layout" svg:x1="17.764cm" svg:y1="12.43cm" svg:x2="27.289cm" svg:y2="12.43cm">
          <text:p/>
        </draw:line>
        <draw:line draw:style-name="gr19" draw:text-style-name="P12" draw:layer="layout" svg:x1="27.162cm" svg:y1="12.43cm" svg:x2="27.162cm" svg:y2="15.478cm">
          <text:p/>
        </draw:line>
        <draw:line draw:style-name="gr19" draw:text-style-name="P12" draw:layer="layout" svg:x1="27.797cm" svg:y1="8.112cm" svg:x2="27.797cm" svg:y2="15.478cm">
          <text:p/>
        </draw:line>
        <draw:line draw:style-name="gr18" draw:text-style-name="P13" draw:layer="layout" svg:x1="28.686cm" svg:y1="15.478cm" svg:x2="28.686cm" svg:y2="8.112cm">
          <text:p/>
        </draw:line>
        <draw:line draw:style-name="gr18" draw:text-style-name="P13" draw:layer="layout" svg:x1="17.764cm" svg:y1="12.049cm" svg:x2="29.194cm" svg:y2="12.049cm">
          <text:p/>
        </draw:line>
        <draw:line draw:style-name="gr18" draw:text-style-name="P13" draw:layer="layout" svg:x1="29.194cm" svg:y1="11.922cm" svg:x2="29.194cm" svg:y2="15.478cm">
          <text:p/>
        </draw:line>
        <draw:line draw:style-name="gr19" draw:text-style-name="P12" draw:layer="layout" svg:x1="10.398cm" svg:y1="14.462cm" svg:x2="24.368cm" svg:y2="14.462cm">
          <text:p/>
        </draw:line>
        <draw:line draw:style-name="gr19" draw:text-style-name="P12" draw:layer="layout" svg:x1="10.525cm" svg:y1="14.335cm" svg:x2="10.525cm" svg:y2="17.383cm">
          <text:p/>
        </draw:line>
        <draw:line draw:style-name="gr19" draw:text-style-name="P12" draw:layer="layout" svg:x1="15.097cm" svg:y1="14.335cm" svg:x2="15.097cm" svg:y2="17.383cm">
          <text:p/>
        </draw:line>
        <draw:line draw:style-name="gr19" draw:text-style-name="P12" draw:layer="layout" svg:x1="19.415cm" svg:y1="14.335cm" svg:x2="19.415cm" svg:y2="17.383cm">
          <text:p/>
        </draw:line>
        <draw:line draw:style-name="gr19" draw:text-style-name="P12" draw:layer="layout" svg:x1="24.368cm" svg:y1="14.335cm" svg:x2="24.368cm" svg:y2="15.4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1T20:55:03.534000000</meta:creation-date>
    <dc:date>2022-03-03T19:51:07.668000000</dc:date>
    <meta:editing-duration>PT29M12S</meta:editing-duration>
    <meta:editing-cycles>4</meta:editing-cycles>
    <meta:generator>LibreOffice/6.3.0.4$Windows_X86_64 LibreOffice_project/057fc023c990d676a43019934386b85b21a9ee99</meta:generator>
    <meta:document-statistic meta:object-count="57"/>
  </office:meta>
</office:document-meta>
</file>